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 Ready</text:p>
      <text:p text:style-name="Standard"/>
      <text:p text:style-name="Standard">When any items is 'Readied' or 'UnReadied' we search the item for Special Abilities scripts with names CanReady. For example, when an Orc readies a ring, we search the ring for any Special Abilities scripts named CanReady.</text:p>
      <text:p text:style-name="Standard"/>
      <text:p text:style-name="Heading">Default Action</text:p>
      <text:p text:style-name="Standard"/>
      <text:p text:style-name="Standard">The item cannot be readied if:</text:p>
      <text:p text:style-name="Standard"/>
      <text:list xml:id="list28409075" text:style-name="L3">
        <text:list-item>
          <text:p text:style-name="P4">If the item requires one or more hands and a two-handed item is readied at body location “WEAPON” or at body location “SHIELD”.</text:p>
        </text:list-item>
        <text:list-item>
          <text:p text:style-name="P4">If the item requires two hands and an item is readied at body location “WEAPON” or at body location “SHIELD”.</text:p>
        </text:list-item>
      </text:list>
      <text:p text:style-name="Standard"/>
      <text:p text:style-name="Heading">Return Value</text:p>
      <text:p text:style-name="Text_20_body">If the item passes the 'Default Action' tests then we run the “CanReady” scripts and examine the return value in the following sequence:</text:p>
      <text:list xml:id="list28579477" text:style-name="L5">
        <text:list-item>
          <text:p text:style-name="P5">If the script returns an empty string then the item can be readied if no other item is readied at the same body location.</text:p>
        </text:list-item>
        <text:list-item>
          <text:p text:style-name="P5">If the return value starts with 'Y', then the item can be readied.</text:p>
        </text:list-item>
        <text:list-item>
          <text:p text:style-name="P5">The item cannot be readied.</text:p>
        </text:list-item>
      </text:list>
      <text:p text:style-name="Heading">Parameters</text:p>
      <text:p text:style-name="Standard"/>
      <text:list xml:id="list28379909" text:style-name="L1">
        <text:list-item>
          <text:p text:style-name="P2">HookParameter[5] = the number of items currently 'Readied' at the same body location.</text:p>
        </text:list-item>
        <text:list-item>
          <text:p text:style-name="P2">HookParameter[6] = A message to be displayed. <text:s/>For example, when a Dagger is readied, you might like a message to say “Don't Cut Yourself”. <text:s/>This message will be displayed regardless of the script's return value.</text:p>
        </text:list-item>
      </text:list>
      <text:p text:style-name="Standard"/>
      <text:p text:style-name="Heading">Context</text:p>
      <text:list xml:id="list28381749" text:style-name="L2">
        <text:list-item>
          <text:p text:style-name="P3">Character</text:p>
        </text:list-item>
        <text:list-item>
          <text:p text:style-name="P3">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24:12.35</meta:creation-date>
    <meta:generator>OpenOffice.org/3.2$Win32 OpenOffice.org_project/320m18$Build-9502</meta:generator>
    <dc:date>2012-06-22T08:44:57.61</dc:date>
    <dc:creator>Paul Stevens</dc:creator>
    <meta:editing-duration>PT00H41M09S</meta:editing-duration>
    <meta:editing-cycles>6</meta:editing-cycles>
    <meta:document-statistic meta:table-count="0" meta:image-count="0" meta:object-count="0" meta:page-count="1" meta:paragraph-count="17" meta:word-count="224" meta:character-count="1214"/>
  </office:meta>
</office:document-meta>
</file>